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836cm" table:align="right"/>
    </style:style>
    <style:style style:name="Table1.A" style:family="table-column">
      <style:table-column-properties style:column-width="5.509cm"/>
    </style:style>
    <style:style style:name="Table1.B" style:family="table-column">
      <style:table-column-properties style:column-width="5.652cm"/>
    </style:style>
    <style:style style:name="Table1.C" style:family="table-column">
      <style:table-column-properties style:column-width="5.676cm"/>
    </style:style>
    <style:style style:name="Table1.A1" style:family="table-cell">
      <style:table-cell-properties fo:background-color="#3465a4" style:writing-mode="page">
        <style:background-image/>
      </style:table-cell-properties>
    </style:style>
    <style:style style:name="Table1.A2" style:family="table-cell">
      <style:table-cell-properties style:writing-mode="page"/>
    </style:style>
    <style:style style:name="Table1.B2" style:family="table-cell">
      <style:table-cell-properties style:writing-mode="page"/>
    </style:style>
    <style:style style:name="Table1.C2" style:family="table-cell">
      <style:table-cell-properties style:writing-mode="page"/>
    </style:style>
    <style:style style:name="Table1.A3" style:family="table-cell">
      <style:table-cell-properties style:writing-mode="page"/>
    </style:style>
    <style:style style:name="Table1.B3" style:family="table-cell">
      <style:table-cell-properties style:writing-mode="page"/>
    </style:style>
    <style:style style:name="Table1.C3" style:family="table-cell">
      <style:table-cell-properties style:writing-mode="page"/>
    </style:style>
    <style:style style:name="Table1.A4" style:family="table-cell">
      <style:table-cell-properties style:writing-mode="page"/>
    </style:style>
    <style:style style:name="Table1.B4" style:family="table-cell">
      <style:table-cell-properties style:writing-mode="page"/>
    </style:style>
    <style:style style:name="Table1.C4" style:family="table-cell">
      <style:table-cell-properties style:writing-mode="page"/>
    </style:style>
    <style:style style:name="Table1.A5" style:family="table-cell">
      <style:table-cell-properties style:writing-mode="page"/>
    </style:style>
    <style:style style:name="Table1.B5" style:family="table-cell">
      <style:table-cell-properties style:writing-mode="page"/>
    </style:style>
    <style:style style:name="Table1.C5" style:family="table-cell">
      <style:table-cell-properties style:writing-mode="page"/>
    </style:style>
    <style:style style:name="Table1.A6" style:family="table-cell">
      <style:table-cell-properties style:writing-mode="page"/>
    </style:style>
    <style:style style:name="Table1.B6" style:family="table-cell">
      <style:table-cell-properties style:writing-mode="page"/>
    </style:style>
    <style:style style:name="Table1.C6" style:family="table-cell">
      <style:table-cell-properties style:writing-mode="page"/>
    </style:style>
    <style:style style:name="Table1.A7" style:family="table-cell">
      <style:table-cell-properties style:writing-mode="page"/>
    </style:style>
    <style:style style:name="Table1.B7" style:family="table-cell">
      <style:table-cell-properties style:writing-mode="page"/>
    </style:style>
    <style:style style:name="Table1.C7" style:family="table-cell">
      <style:table-cell-properties style:writing-mode="page"/>
    </style:style>
    <style:style style:name="Table1.A8" style:family="table-cell">
      <style:table-cell-properties style:writing-mode="page"/>
    </style:style>
    <style:style style:name="Table1.B8" style:family="table-cell">
      <style:table-cell-properties style:writing-mode="page"/>
    </style:style>
    <style:style style:name="Table1.C8" style:family="table-cell">
      <style:table-cell-properties style:writing-mode="page"/>
    </style:style>
    <style:style style:name="Table1.A9" style:family="table-cell">
      <style:table-cell-properties style:writing-mode="page"/>
    </style:style>
    <style:style style:name="Table1.B9" style:family="table-cell">
      <style:table-cell-properties style:writing-mode="page"/>
    </style:style>
    <style:style style:name="Table1.C9" style:family="table-cell">
      <style:table-cell-properties style:writing-mode="page"/>
    </style:style>
    <style:style style:name="Table1.A10" style:family="table-cell">
      <style:table-cell-properties style:writing-mode="page"/>
    </style:style>
    <style:style style:name="Table1.B10" style:family="table-cell">
      <style:table-cell-properties style:writing-mode="page"/>
    </style:style>
    <style:style style:name="Table1.C10" style:family="table-cell">
      <style:table-cell-properties style:writing-mode="page"/>
    </style:style>
    <style:style style:name="Table1.A11" style:family="table-cell">
      <style:table-cell-properties style:writing-mode="page"/>
    </style:style>
    <style:style style:name="Table1.B11" style:family="table-cell">
      <style:table-cell-properties style:writing-mode="page"/>
    </style:style>
    <style:style style:name="Table1.C11" style:family="table-cell">
      <style:table-cell-properties style:writing-mode="page"/>
    </style:style>
    <style:style style:name="Table1.A12" style:family="table-cell">
      <style:table-cell-properties style:writing-mode="page"/>
    </style:style>
    <style:style style:name="Table1.B12" style:family="table-cell">
      <style:table-cell-properties style:writing-mode="page"/>
    </style:style>
    <style:style style:name="Table1.C12" style:family="table-cell">
      <style:table-cell-properties style:writing-mode="page"/>
    </style:style>
    <style:style style:name="Table1.A13" style:family="table-cell">
      <style:table-cell-properties style:writing-mode="page"/>
    </style:style>
    <style:style style:name="Table1.B13" style:family="table-cell">
      <style:table-cell-properties style:writing-mode="page"/>
    </style:style>
    <style:style style:name="Table1.C13" style:family="table-cell">
      <style:table-cell-properties style:writing-mode="page"/>
    </style:style>
    <style:style style:name="Table1.A14" style:family="table-cell">
      <style:table-cell-properties style:writing-mode="page"/>
    </style:style>
    <style:style style:name="Table1.B14" style:family="table-cell">
      <style:table-cell-properties style:writing-mode="page"/>
    </style:style>
    <style:style style:name="Table1.C14" style:family="table-cell">
      <style:table-cell-properties style:writing-mode="page"/>
    </style:style>
    <style:style style:name="Table1.A15" style:family="table-cell">
      <style:table-cell-properties style:writing-mode="page"/>
    </style:style>
    <style:style style:name="Table1.B15" style:family="table-cell">
      <style:table-cell-properties style:writing-mode="page"/>
    </style:style>
    <style:style style:name="Table1.C15" style:family="table-cell">
      <style:table-cell-properties style:writing-mode="page"/>
    </style:style>
    <style:style style:name="Table1.A16" style:family="table-cell">
      <style:table-cell-properties style:writing-mode="page"/>
    </style:style>
    <style:style style:name="Table1.B16" style:family="table-cell">
      <style:table-cell-properties style:writing-mode="page"/>
    </style:style>
    <style:style style:name="Table1.C16" style:family="table-cell">
      <style:table-cell-properties style:writing-mode="page"/>
    </style:style>
    <style:style style:name="Table1.A17" style:family="table-cell">
      <style:table-cell-properties style:writing-mode="page"/>
    </style:style>
    <style:style style:name="Table1.B17" style:family="table-cell">
      <style:table-cell-properties style:writing-mode="page"/>
    </style:style>
    <style:style style:name="Table1.C17" style:family="table-cell">
      <style:table-cell-properties style:writing-mode="page"/>
    </style:style>
    <style:style style:name="P1" style:family="paragraph" style:parent-style-name="Standard">
      <style:text-properties officeooo:rsid="00154211" officeooo:paragraph-rsid="00154211"/>
    </style:style>
    <style:style style:name="P2" style:family="paragraph" style:parent-style-name="Table_20_Contents">
      <style:text-properties officeooo:rsid="00154211" officeooo:paragraph-rsid="00154211"/>
    </style:style>
    <style:style style:name="P3" style:family="paragraph" style:parent-style-name="Table_20_Contents">
      <style:paragraph-properties fo:text-align="center" style:justify-single-word="false"/>
      <style:text-properties officeooo:rsid="00154211" officeooo:paragraph-rsid="00154211"/>
    </style:style>
    <style:style style:name="P4" style:family="paragraph" style:parent-style-name="Table_20_Contents">
      <style:text-properties officeooo:rsid="00162aac" officeooo:paragraph-rsid="00162aac"/>
    </style:style>
    <style:style style:name="P5" style:family="paragraph" style:parent-style-name="Table_20_Contents">
      <style:text-properties officeooo:rsid="00172904" officeooo:paragraph-rsid="00172904"/>
    </style:style>
    <style:style style:name="P6" style:family="paragraph" style:parent-style-name="Table_20_Contents">
      <style:text-properties officeooo:rsid="00187815" officeooo:paragraph-rsid="00187815"/>
    </style:style>
    <style:style style:name="P7" style:family="paragraph" style:parent-style-name="Table_20_Contents">
      <style:text-properties officeooo:rsid="001a3e14" officeooo:paragraph-rsid="001a3e14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officeooo:rsid="00162aac"/>
    </style:style>
    <style:style style:name="T4" style:family="text">
      <style:text-properties officeooo:rsid="001729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OYECTO FINAL MÓDULO HTML Y CSS</text:p>
      <text:p text:style-name="Standard">RAQUEL GOÑI CHOCARRO</text:p>
      <text:p text:style-name="Standard">TEMÁTICA: BODAS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Tipo de técnica/Herramienta/<text:span text:style-name="T3">R</text:span>ecurso</text:p>
          </table:table-cell>
          <table:table-cell table:style-name="Table1.A1" office:value-type="string">
            <text:p text:style-name="P3">Páginas</text:p>
          </table:table-cell>
          <table:table-cell table:style-name="Table1.A1" office:value-type="string">
            <text:p text:style-name="P3">Elemento/s sobre el que se usa</text:p>
          </table:table-cell>
        </table:table-row>
        <table:table-row>
          <table:table-cell table:style-name="Table1.A2" office:value-type="string">
            <text:p text:style-name="P2"><text:span text:style-name="T3">R: Archivo de v</text:span>ídeo</text:p>
          </table:table-cell>
          <table:table-cell table:style-name="Table1.B2" office:value-type="string">
            <text:p text:style-name="P2">Index.html</text:p>
          </table:table-cell>
          <table:table-cell table:style-name="Table1.C2" office:value-type="string">
            <text:p text:style-name="P2">Animación que dura 5 segundos</text:p>
          </table:table-cell>
        </table:table-row>
        <table:table-row>
          <table:table-cell table:style-name="Table1.A2" office:value-type="string">
            <text:p text:style-name="P4">R: Enlaces a páginas internas</text:p>
          </table:table-cell>
          <table:table-cell table:style-name="Table1.B3" office:value-type="string">
            <text:p text:style-name="P4">Todas las páginas</text:p>
          </table:table-cell>
          <table:table-cell table:style-name="Table1.C3" office:value-type="string">
            <text:p text:style-name="P4">En el header de todas las páginas</text:p>
          </table:table-cell>
        </table:table-row>
        <table:table-row>
          <table:table-cell table:style-name="Table1.A2" office:value-type="string">
            <text:p text:style-name="P4">R: Archivos de imagen</text:p>
          </table:table-cell>
          <table:table-cell table:style-name="Table1.B4" office:value-type="string">
            <text:p text:style-name="P4">Todas las páginas</text:p>
          </table:table-cell>
          <table:table-cell table:style-name="Table1.C4" office:value-type="string">
            <text:p text:style-name="P4">En el header</text:p>
          </table:table-cell>
        </table:table-row>
        <table:table-row>
          <table:table-cell table:style-name="Table1.A2" office:value-type="string">
            <text:p text:style-name="P4">H: HTML5</text:p>
          </table:table-cell>
          <table:table-cell table:style-name="Table1.B5" office:value-type="string">
            <text:p text:style-name="P4">Todas las páginas</text:p>
          </table:table-cell>
          <table:table-cell table:style-name="Table1.C5" office:value-type="string">
            <text:p text:style-name="P4">Toda la página</text:p>
          </table:table-cell>
        </table:table-row>
        <table:table-row>
          <table:table-cell table:style-name="Table1.A2" office:value-type="string">
            <text:p text:style-name="P4">H: CSS</text:p>
          </table:table-cell>
          <table:table-cell table:style-name="Table1.B5" office:value-type="string">
            <text:p text:style-name="P4">Todas las páginas</text:p>
          </table:table-cell>
          <table:table-cell table:style-name="Table1.C5" office:value-type="string">
            <text:p text:style-name="P4">En diferentes lugares</text:p>
          </table:table-cell>
        </table:table-row>
        <table:table-row>
          <table:table-cell table:style-name="Table1.A2" office:value-type="string">
            <text:p text:style-name="P4">H: DISEÑO RESPONSIVE</text:p>
          </table:table-cell>
          <table:table-cell table:style-name="Table1.B5" office:value-type="string">
            <text:p text:style-name="P4">Todas las páginas</text:p>
          </table:table-cell>
          <table:table-cell table:style-name="Table1.C5" office:value-type="string">
            <text:p text:style-name="P4">Toda la página</text:p>
          </table:table-cell>
        </table:table-row>
        <table:table-row>
          <table:table-cell table:style-name="Table1.A2" office:value-type="string">
            <text:p text:style-name="P4">T: Uso de multimedia</text:p>
          </table:table-cell>
          <table:table-cell table:style-name="Table1.B5" office:value-type="string">
            <text:p text:style-name="P4">Index.html</text:p>
          </table:table-cell>
          <table:table-cell table:style-name="Table1.C5" office:value-type="string">
            <text:p text:style-name="P4">Fondo de la página</text:p>
          </table:table-cell>
        </table:table-row>
        <table:table-row>
          <table:table-cell table:style-name="Table1.A2" office:value-type="string">
            <text:p text:style-name="P4">T: Uso de favicon y logo</text:p>
          </table:table-cell>
          <table:table-cell table:style-name="Table1.B5" office:value-type="string">
            <text:p text:style-name="P4">Todas las páginas</text:p>
          </table:table-cell>
          <table:table-cell table:style-name="Table1.C5" office:value-type="string">
            <text:p text:style-name="P4">En la web y el encabezado</text:p>
          </table:table-cell>
        </table:table-row>
        <table:table-row>
          <table:table-cell table:style-name="Table1.A2" office:value-type="string">
            <text:p text:style-name="P4">T: Navegación en listas</text:p>
          </table:table-cell>
          <table:table-cell table:style-name="Table1.B5" office:value-type="string">
            <text:p text:style-name="P4">Todas las páginas</text:p>
          </table:table-cell>
          <table:table-cell table:style-name="Table1.C5" office:value-type="string">
            <text:p text:style-name="P4">Opciones de menú / listas de proveedores, horarios, <text:span text:style-name="T4">evento</text:span></text:p>
          </table:table-cell>
        </table:table-row>
        <table:table-row>
          <table:table-cell table:style-name="Table1.A2" office:value-type="string">
            <text:p text:style-name="P5">T: Diseño de tarjetas (título, descripción e imagen)</text:p>
          </table:table-cell>
          <table:table-cell table:style-name="Table1.B5" office:value-type="string">
            <text:p text:style-name="P5">Servicios.html, eventos.html, sobremí.html</text:p>
          </table:table-cell>
          <table:table-cell table:style-name="Table1.C5" office:value-type="string">
            <text:p text:style-name="P5">Div class=”service.card”</text:p>
          </table:table-cell>
        </table:table-row>
        <table:table-row>
          <table:table-cell table:style-name="Table1.A2" office:value-type="string">
            <text:p text:style-name="P6">R: Iframe</text:p>
          </table:table-cell>
          <table:table-cell table:style-name="Table1.B5" office:value-type="string">
            <text:p text:style-name="P6">Contactos.html</text:p>
          </table:table-cell>
          <table:table-cell table:style-name="Table1.C5" office:value-type="string">
            <text:p text:style-name="P6">Mapa</text:p>
          </table:table-cell>
        </table:table-row>
        <table:table-row>
          <table:table-cell table:style-name="Table1.A2" office:value-type="string">
            <text:p text:style-name="P6">T: Formulario</text:p>
          </table:table-cell>
          <table:table-cell table:style-name="Table1.B5" office:value-type="string">
            <text:p text:style-name="P6">Contactos.html, login.html, recover.html</text:p>
          </table:table-cell>
          <table:table-cell table:style-name="Table1.C5" office:value-type="string">
            <text:p text:style-name="P6">Formulario</text:p>
          </table:table-cell>
        </table:table-row>
        <table:table-row>
          <table:table-cell table:style-name="Table1.A2" office:value-type="string">
            <text:p text:style-name="P6">T: Formulario</text:p>
          </table:table-cell>
          <table:table-cell table:style-name="Table1.B5" office:value-type="string">
            <text:p text:style-name="P6">Contactos.html, login.html</text:p>
          </table:table-cell>
          <table:table-cell table:style-name="Table1.C5" office:value-type="string">
            <text:p text:style-name="P6">Validación del formulario usando JS para comprobar el email (solo en contactos.html)</text:p>
          </table:table-cell>
        </table:table-row>
        <table:table-row>
          <table:table-cell table:style-name="Table1.A2" office:value-type="string">
            <text:p text:style-name="P6">T: Formulario</text:p>
          </table:table-cell>
          <table:table-cell table:style-name="Table1.B5" office:value-type="string">
            <text:p text:style-name="P6">Login.html</text:p>
          </table:table-cell>
          <table:table-cell table:style-name="Table1.C5" office:value-type="string">
            <text:p text:style-name="P6">Campos requeridos en usuario y contraseña. Creación de un script que simula el envío del formulario y ocultar la entrada y muestra del contenido del evento al registrarse. </text:p>
          </table:table-cell>
        </table:table-row>
        <table:table-row>
          <table:table-cell table:style-name="Table1.A2" office:value-type="string">
            <text:p text:style-name="P7">T: formulario</text:p>
          </table:table-cell>
          <table:table-cell table:style-name="Table1.B5" office:value-type="string">
            <text:p text:style-name="P7">Recover.html</text:p>
          </table:table-cell>
          <table:table-cell table:style-name="Table1.C5" office:value-type="string">
            <text:p text:style-name="P7">Formulario de recuperación de contraseña en el que se pide al usuario: email, tel, date todos ellos obligatorios. Al pulsar recupear va a index.html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5" office:value-type="string">
            <text:p text:style-name="P7"/>
          </table:table-cell>
          <table:table-cell table:style-name="Table1.C5" office:value-type="string">
            <text:p text:style-name="P6"/>
          </table:table-cell>
        </table:table-row>
      </table:table>
      <text:p text:style-name="Standard"/>
      <text:p text:style-name="Standard"/>
      <text:p text:style-name="P1">README.MD</text:p>
      <text:p text:style-name="P1"/>
      <text:p text:style-name="Standard">//INDEX.HTML//</text:p>
      <text:p text:style-name="Standard"/>
      <text:p text:style-name="Standard">//3.A.B.- PAGINA PRINCIPAL CON MENSAJE Y NAVEGACIÓN CON LINKS//</text:p>
      <text:p text:style-name="Standard">Se declara el documento y se indica que el documento es una página HTML5.</text:p>
      <text:p text:style-name="Standard">Se especifica que el contenido de la página es en inglés. La costumbre porque está en español.</text:p>
      <text:p text:style-name="Standard"/>
      <text:p text:style-name="Standard"><text:span text:style-name="T1">&lt;</text:span><text:span text:style-name="T2">head</text:span><text:span text:style-name="T1">&gt;</text:span></text:p>
      <text:p text:style-name="Standard">Se establece la codificación de los caracteres, formato universal.</text:p>
      <text:p text:style-name="Standard">Se indica que el ancho de la página debe coincidir con el ancho del dispositivo a usar.</text:p>
      <text:p text:style-name="Standard">Se establece el nivel de zoom inicial. Escala 1.</text:p>
      <text:p text:style-name="Standard">Se da nombre a la pestaña del navegador cuando se visita la página web.</text:p>
      <text:p text:style-name="Standard">Se carga la página de estilos css</text:p>
      <text:p text:style-name="Standard"><text:soft-page-break/></text:p>
      <text:p text:style-name="Standard">//FAVICON ESPECIFICACIONES//</text:p>
      <text:p text:style-name="Standard">Se carga el icono de la página web.<text:span text:style-name="T1">&lt;/</text:span><text:span text:style-name="T2">head</text:span><text:span text:style-name="T1">&gt;</text:span></text:p>
      <text:p text:style-name="Standard"/>
      <text:p text:style-name="Standard"><text:span text:style-name="T1">&lt;</text:span><text:span text:style-name="T2">body</text:span><text:span text:style-name="T1">&gt;</text:span> </text:p>
      <text:p text:style-name="Standard">En el encabezado de la página se ha incluido el logo de la empresa, el nombre y la barra de navegación. Para ello se han usado estilos.</text:p>
      <text:p text:style-name="Standard">1.- .logo: se establece el ancho del logo, se mantiene la proporción original de la imagen al ajustar el ancho y se da un margen derecho para que no esté junto al nombre de la empresa.</text:p>
      <text:p text:style-name="Standard"/>
      <text:p text:style-name="Standard">2.- .header-container: diseño flexible, los elementos se alinear verticalemente en el centro del contenedor, color de fondo grisáceo, espaciado interno 10px (superior, inferior), 20 px (izquierda y derecha).</text:p>
      <text:p text:style-name="Standard"/>
      <text:p text:style-name="Standard">3.- .company-name: tamaño de la letra, y color del texto.</text:p>
      <text:p text:style-name="Standard"/>
      <text:p text:style-name="Standard">4.- .navbar y ...: he creado una área de navegación con un estilo concreto para el ménu, con una lista no ordenada que se usará como menú de navegación con unos href que redirige a páginas diferentes. Color de fondo negro, centro centrado, espaciado superior e inferior.</text:p>
      <text:p text:style-name="Standard">.navbar ul li: cada elemento se muestra en línea y le aplica margen horizontal separando cada enlace.</text:p>
      <text:p text:style-name="Standard">.navbar ul li a: estilos aplicados a los enlaces del menú.</text:p>
      <text:p text:style-name="Standard">.navbar ul li a:hover: aplica estilo cuando el ratón pasa por el enlace (color y subrayado).</text:p>
      <text:p text:style-name="Standard"/>
      <text:p text:style-name="Standard">5.- .mensaje-bienvenida: aplica formato al texto de bienvenida.Y pasa la animación durante 5 segundos.</text:p>
      <text:p text:style-name="Standard"/>
      <text:p text:style-name="Standard">6.- *: el selector universal hace que el estilo se aplique a todos los elementos de la página.</text:p>
      <text:p text:style-name="Standard"/>
      <text:p text:style-name="Standard">//VÍDEO DE ANIMACIÓN QUE SE APLICA DURANTE X SEGUNDOS//</text:p>
      <text:p text:style-name="Standard">7.- .video-section: este estilo aplica formato a la animación. Lo destacado que cubra todo el espacio y que esté por detrás.</text:p>
      <text:p text:style-name="Standard"/>
      <text:p text:style-name="Standard">//SERVICIOS//</text:p>
      <text:p text:style-name="Standard"/>
      <text:p text:style-name="Standard">4.A.B.C. PÁGINAS DE CONTENIDO, AL PULSAR EL LOGO DE EMPRESA VUELVE A HOME //</text:p>
      <text:p text:style-name="Standard">Se declara el documento y se indica que el documento es una página HTML5.</text:p>
      <text:p text:style-name="Standard">Se especifica que el contenido de la página es en inglés. La costumbre porque está en español.</text:p>
      <text:p text:style-name="Standard"/>
      <text:p text:style-name="Standard"><text:span text:style-name="T1">&lt;</text:span><text:span text:style-name="T2">head</text:span><text:span text:style-name="T1">&gt;</text:span></text:p>
      <text:p text:style-name="Standard">Se establece la codificación de los caracteres, formato universal.</text:p>
      <text:p text:style-name="Standard">Se indica que el ancho de la página debe coincidir con el ancho del dispositivo a usar.</text:p>
      <text:p text:style-name="Standard">Se establece el nivel de zoom inicial. Escala 1.</text:p>
      <text:p text:style-name="Standard">Se da nombre a la pestaña del navegador cuando se visita la página web.</text:p>
      <text:p text:style-name="Standard">Se carga la página de estilos css</text:p>
      <text:p text:style-name="Standard">Se carga el icono de la página web.<text:span text:style-name="T1">&lt;/</text:span><text:span text:style-name="T2">head</text:span><text:span text:style-name="T1">&gt;</text:span></text:p>
      <text:p text:style-name="Standard"/>
      <text:p text:style-name="Standard">En el encabezado de la página se ha incluido el logo de la empresa, el nombre y la barra de navegación. Para ello se han usado estilos.</text:p>
      <text:p text:style-name="Standard">1.- .logo: se establece el ancho del logo, se mantiene la proporción original de la imagen al ajustar el ancho y se da un margen derecho para que no esté junto al nombre de la empresa.</text:p>
      <text:p text:style-name="Standard"><text:soft-page-break/></text:p>
      <text:p text:style-name="Standard">2.- .header-container: diseño flexible, los elementos se alinean verticalemente en el centro del contenedor, color de fondo grisáceo, espaciado interno 10px (superior, inferior), 20 px (izquierda y derecha).</text:p>
      <text:p text:style-name="Standard"/>
      <text:p text:style-name="Standard">3.- .company-name: tamaño de la letra, y color del texto.</text:p>
      <text:p text:style-name="Standard"/>
      <text:p text:style-name="Standard">4.- .navbar y ...: he creado una área de navegación con un estilo concreto para el ménu, con una lista no ordenada que se usará como menú de navegación con unos href que redirige a páginas diferentes. Color de fondo negro, centro centrado, espaciado superior e inferior.</text:p>
      <text:p text:style-name="Standard"/>
      <text:p text:style-name="Standard">5.- .services-section: se define el modelo de cuadrícula con dos columnas de igual tamaño. Separación entre columnas, centrado horizontal y espacio interno vertical.</text:p>
      <text:p text:style-name="Standard"/>
      <text:p text:style-name="Standard">6.- service-card: establece fondo, borde, espacio y ancho de cada bloque. Además se ha incluido imágenes bajadas y colgadas en la carpeta img en cada caja.</text:p>
      <text:p text:style-name="Standard"/>
      <text:p text:style-name="Standard">//EVENTOS//</text:p>
      <text:p text:style-name="Standard">4.A.B.C. PÁGINAS DE CONTENIDO, AL PULSAR EL LOGO DE EMPRESA VUELVE A HOME //</text:p>
      <text:p text:style-name="Standard">Sigue la misma línea que servicios con diferentes imágenes.</text:p>
      <text:p text:style-name="Standard"/>
      <text:p text:style-name="Standard">//SOBRE MÍ//</text:p>
      <text:p text:style-name="Standard">4.A.B.C. PÁGINAS DE CONTENIDO, AL PULSAR EL LOGO DE EMPRESA VUELVE A HOME //</text:p>
      <text:p text:style-name="Standard">Sigue la misma línea que servicios y eventos con diferentes imágenes.</text:p>
      <text:p text:style-name="Standard"/>
      <text:p text:style-name="Standard">//CONTACTO//</text:p>
      <text:p text:style-name="Standard"/>
      <text:p text:style-name="Standard">//VALIDACIÓN DEL EMAIL Y MENSAJE DE ERROR//</text:p>
      <text:p text:style-name="Standard">5.A.B. MAPA DE UNA LOCALIZACIÓN DE GOOGLE MAPS Y UN FORMULARIO EN EL QUE INTRODUCIR EMAIL Y MENSAJE Y BOTÓN DE ENVIAR QUE NO HACE NADA</text:p>
      <text:p text:style-name="Standard">1.- La parte inicial del código de head y parte del body es idéntica que en casos anteriores, pero en este caso hay dos aportaciones más.</text:p>
      <text:p text:style-name="Standard">2.- . iframe: incorporacion de un mapa en el body.</text:p>
      <text:p text:style-name="Standard"/>
      <text:p text:style-name="Standard">.container y .colum: dos columnas que se disponen en horizontal y con un ancho en concreto.</text:p>
      <text:p text:style-name="Standard">.title: formato de los títulos de las columnas.</text:p>
      <text:p text:style-name="Standard"/>
      <text:p text:style-name="Standard">3.- .login-container: he creado un formulario de inicio con un modelo de contenedor formateado. Se solicita email y escribir un mensaje. En el caso de que el email no sea correcto reproduce un texto de error... al pulsar enviar no lleva a ningún sitio y recarga la página con el contenedor vacío.</text:p>
      <text:p text:style-name="Standard">.login-container button: le aplica formato al botón de enviar.</text:p>
      <text:p text:style-name="Standard">.login-container button:hover : le aplicar color azul cuando pasas cursor.</text:p>
      <text:p text:style-name="Standard"/>
      <text:p text:style-name="Standard">//INICIAR SESIÓN//</text:p>
      <text:p text:style-name="Standard"/>
      <text:p text:style-name="Standard">1.- La parte inicial del código de head y parte del body es idéntica que en casos anteriores, pero en este caso hay dos aportaciones más.</text:p>
      <text:p text:style-name="Standard">2.- . iframe: incorporacion de un mapa en el body.</text:p>
      <text:p text:style-name="Standard"/>
      <text:p text:style-name="Standard"><text:soft-page-break/>1.A.B.C. //PÁGINA DE LOGIN CON USUARIO Y CONTRASEÑA (OCULTA Y BOTÓN DE ACCIÓN Y DE RECUPERACIÓN DE CONTRASEÑA)</text:p>
      <text:p text:style-name="Standard"/>
      <text:p text:style-name="Standard">3.- La página iniciar sesión está en blanco. En el momento que alguien se loguea aparece la planificación de la boda de esa persona registrada (solo hay una y evidentemente no se ha creado una base de datos donde se recoge la información de nadie).</text:p>
      <text:p text:style-name="Standard"/>
      <text:p text:style-name="Standard">3.- .login-container: he creado un formulario de inicio con un modelo de contenedor formateado. Se solicita email y contraseña. Y al pulsar Acceder aparece el texto escrito.</text:p>
      <text:p text:style-name="Standard"/>
      <text:p text:style-name="Standard">4.- En el propio formulario de usuario y contraseña se da la opción de recuperar la contraseña y para ello al pulsar ¿Olvidaste tu contraseña? te lleva a la página de recuperación de contraseña que tiene el mismo formato que el resto y te pide para la recuperación el email, el teléfono y la fecha de nacimiento al pulsar recuperar te lleva a la home.</text:p>
      <text:p text:style-name="Standard"/>
      <text:p text:style-name="Standard">5.- Si el logueo es correcto. Aparece el texto correspondiente al usuario que se registra. Obviamente simula el envío del logueo y además deja la cuadrícula de iniciar sesión en blanco. </text:p>
      <text:p text:style-name="Standard"/>
      <text:p text:style-name="Standard">.login-container a:hover subraya el olvidaste la contraseña al pasar cursor.</text:p>
      <text:p text:style-name="Standard">.login-container p: centrado y márgenes.</text:p>
      <text:p text:style-name="Standard">.login-container button hover: azul </text:p>
      <text:p text:style-name="Standard"/>
      <text:p text:style-name="Standard">//RECOVER//</text:p>
      <text:p text:style-name="Standard">//2.A.B. PÁGINA DE RECUPERAR CONTRASEÑA Y VUELTA A HOME//</text:p>
      <text:p text:style-name="Standard">1.- En el propio formulario de usuario y contraseña se da la opción de recuperar la contraseña y para ello al pulsar ¿Olvidaste tu contraseña? te lleva a la página de recuperación de contraseña que tiene el mismo formato que el resto y te pide para la recuperación el email, el teléfono y la fecha de nacimiento al pulsar recuperar te lleva a la home.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11:55:24.314823118</meta:creation-date>
    <meta:generator>LibreOffice/24.2.6.2$Linux_X86_64 LibreOffice_project/420$Build-2</meta:generator>
    <dc:date>2024-11-11T12:47:03.448982351</dc:date>
    <meta:editing-duration>PT5M41S</meta:editing-duration>
    <meta:editing-cycles>1</meta:editing-cycles>
    <meta:document-statistic meta:table-count="1" meta:image-count="0" meta:object-count="0" meta:page-count="4" meta:paragraph-count="125" meta:word-count="1424" meta:character-count="8366" meta:non-whitespace-character-count="7063"/>
  </office:meta>
</office:document-meta>
</file>